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1.00pt" fo:font-weight="normal" fo:font-family="Wingdings" style:font-family-asian="Wingdings" style:font-family-complex="Wingdings" fo:background-color="transparent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/>
    </style:style>
    <style:style style:name="P2" style:family="paragraph">
      <style:paragraph-properties fo:line-height="100.00%" fo:text-align="left" fo:margin-bottom="10.00pt"/>
    </style:style>
    <style:style style:name="P3" style:family="paragraph">
      <style:paragraph-properties fo:line-height="105.00%" fo:text-align="left" fo:margin-bottom="8.00pt"/>
    </style:style>
    <style:style style:name="P4" style:family="paragraph">
      <style:paragraph-properties fo:line-height="100.00%" fo:text-align="left" fo:margin-bottom="10.00pt"/>
    </style:style>
    <style:style style:name="P5" style:family="paragraph">
      <style:paragraph-properties fo:line-height="100.00%" fo:text-align="left" fo:margin-bottom="10.00pt"/>
    </style:style>
    <style:style style:name="P6" style:family="paragraph">
      <style:paragraph-properties fo:line-height="100.00%" fo:text-align="left" fo:margin-bottom="10.00pt"/>
    </style:style>
    <style:style style:name="P7" style:family="paragraph">
      <style:paragraph-properties fo:line-height="100.00%" fo:text-align="left" fo:margin-right="0.10pt"/>
    </style:style>
    <style:style style:name="P8" style:family="paragraph">
      <style:paragraph-properties fo:line-height="100.00%" fo:text-align="left" fo:margin-bottom="10.00pt"/>
    </style:style>
  </office:automatic-styles>
  <office:body>
    <office:text>
      <text:p text:style-name="P1"><text:span text:style-name="T1"/></text:p>
      <text:p text:style-name="P2"><text:span text:style-name="T2">ALGORITHME factorisation_FAIRE_TANT_QUE</text:span></text:p>
      <text:p text:style-name="P2"><text:span text:style-name="T3"><text:tab/></text:span><text:span text:style-name="T4">VARIABLE<text:s/></text:span><text:span text:style-name="T5"><text:tab/></text:span></text:p>
      <text:p text:style-name="P2"><text:span text:style-name="T5"><text:tab/><text:tab/></text:span><text:span text:style-name="T6">ENTIER</text:span><text:span text:style-name="T7"><text:s/>n, valeur, i<text:line-break/><text:tab/><text:tab/></text:span></text:p>
      <text:p text:style-name="P2"><text:span text:style-name="T7"><text:tab/></text:span><text:span text:style-name="T8">DEBUT</text:span><text:span text:style-name="T9"><text:tab/></text:span></text:p>
      <text:p text:style-name="P3"><text:span text:style-name="T9"><text:tab/><text:tab/>n<text:s/></text:span><text:span text:style-name="T10">ß</text:span><text:span text:style-name="T11"><text:s/>Alea()*100<text:line-break/><text:tab/><text:tab/>i=0</text:span><text:span text:style-name="T12"/></text:p>
      <text:p text:style-name="P4"><text:span text:style-name="T12"><text:tab/><text:tab/></text:span><text:span text:style-name="T13">FAIRE<text:line-break/><text:tab/><text:tab/><text:tab/></text:span><text:span text:style-name="T14">ECRIRE</text:span><text:span text:style-name="T15"><text:s/>("Trouver le chiffre secret : ")<text:line-break/><text:tab/><text:tab/><text:tab/></text:span><text:span text:style-name="T16">LIRE<text:s/></text:span><text:span text:style-name="T17">(valeur)<text:line-break/><text:tab/><text:tab/><text:tab/>i = i+1 </text:span></text:p>
      <text:p text:style-name="P5"><text:span text:style-name="T17"><text:tab/><text:tab/><text:tab/></text:span><text:span text:style-name="T18">SI</text:span><text:span text:style-name="T19"><text:s/>n&lt;valeur<text:s/></text:span><text:span text:style-name="T20">ALORS<text:s/></text:span><text:span text:style-name="T21"><text:tab/><text:tab/><text:tab/><text:tab/><text:line-break/></text:span><text:span text:style-name="T22"><text:tab/></text:span><text:span text:style-name="T23"><text:tab/><text:tab/><text:tab/></text:span><text:span text:style-name="T24">ECRIRE<text:s/></text:span><text:span text:style-name="T25">(" Trop grand")</text:span></text:p>
      <text:p text:style-name="P6"><text:span text:style-name="T25"><text:tab/><text:tab/><text:tab/></text:span><text:span text:style-name="T26">SINON_SI<text:s/></text:span><text:span text:style-name="T27">n&gt;valeur<text:s/></text:span><text:span text:style-name="T28">ALORS</text:span><text:span text:style-name="T29"><text:line-break/><text:tab/><text:tab/><text:tab/><text:tab/></text:span><text:span text:style-name="T30">ECRIRE</text:span><text:span text:style-name="T31">("Trop petit ")<text:line-break/><text:tab/><text:tab/></text:span><text:span text:style-name="T32">TANT QUE<text:s/></text:span><text:span text:style-name="T33">n != valeur </text:span></text:p>
      <text:p text:style-name="P7"><text:span text:style-name="T33"><text:tab/><text:tab/></text:span><text:span text:style-name="T34">ECRIRE</text:span><text:span text:style-name="T35">(" Vous avez trouvé en "i" coups")<text:line-break/></text:span></text:p>
      <text:p text:style-name="P8"><text:span text:style-name="T35"><text:tab/></text:span><text:span text:style-name="T36">FIN 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